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4"/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4">
      <style:paragraph-properties fo:margin-top="0cm" fo:margin-bottom="0cm" style:contextual-spacing="false"/>
      <style:text-properties officeooo:paragraph-rsid="0014ba05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/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>
      <style:paragraph-properties fo:margin-left="1.251cm" fo:margin-top="0cm" fo:margin-bottom="0cm" style:contextual-spacing="false" fo:text-indent="0cm" style:auto-text-indent="false"/>
    </style:style>
    <style:style style:name="P10" style:family="paragraph" style:parent-style-name="Text_20_body" style:list-style-name="L17">
      <style:paragraph-properties fo:margin-top="0cm" fo:margin-bottom="0cm" style:contextual-spacing="false"/>
      <style:text-properties officeooo:paragraph-rsid="0014ba05"/>
    </style:style>
    <style:style style:name="P11" style:family="paragraph" style:parent-style-name="Text_20_body" style:list-style-name="L18">
      <style:paragraph-properties fo:margin-top="0cm" fo:margin-bottom="0cm" style:contextual-spacing="false"/>
      <style:text-properties officeooo:paragraph-rsid="0014ba05"/>
    </style:style>
    <style:style style:name="T1" style:family="text">
      <style:text-properties officeooo:rsid="00143cb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cbf" style:font-weight-asian="normal" style:font-weight-complex="normal"/>
    </style:style>
    <style:style style:name="T4" style:family="text">
      <style:text-properties officeooo:rsid="0014ba05"/>
    </style:style>
    <style:style style:name="T5" style:family="text">
      <style:text-properties officeooo:rsid="001606e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Opis działania aplikacji</text:span></text:h>
      <text:p text:style-name="Text_20_body">Aplikacja mobilna została zaprojektowana w środowisku MIT App Inventor i służy do monitorowania aktywności użytkownika poprzez rejestrowanie jego lokalizacji GPS oraz liczby wykonanych kroków. System działa w oparciu o sensory urządzenia mobilnego oraz lokalną bazę danych, umożliwiając zapisywanie i przeglądanie historii pomiarów.</text:p>
      <text:h text:style-name="Heading_20_3" text:outline-level="3"><text:span text:style-name="Strong_20_Emphasis">1.1. Architektura aplikacji</text:span></text:h>
      <text:p text:style-name="Text_20_body">Aplikacja posiada prostą architekturę jednowarstwową, składającą się z następujących komponentów:</text:p>
      <text:list text:style-name="L1">
        <text:list-item>
          <text:p text:style-name="P2"><text:span text:style-name="Strong_20_Emphasis">Warstwa interfejsu użytkownika (UI)</text:span><text:line-break/>Odpowiada za interakcję z użytkownikiem. <text:span text:style-name="T1">W jej skład wchodzi interaktywna mapa oraz przyciski do manipulacji mapą, mierzenia kroków oraz wyświetlenia zgromadzonych danych na drugim ekranie.</text:span></text:p>
        </text:list-item>
        <text:list-item>
          <text:p text:style-name="P2"><text:span text:style-name="Strong_20_Emphasis">Warstwa logiki aplikacji</text:span><text:line-break/>Obsługuje logikę biznesową, w tym:</text:p>
          <text:list>
            <text:list-item>
              <text:p text:style-name="P2">rozpoczęcie i zatrzymanie pomiaru</text:p>
            </text:list-item>
            <text:list-item>
              <text:p text:style-name="P2">pobieranie danych z sensorów</text:p>
            </text:list-item>
            <text:list-item>
              <text:p text:style-name="P2">przetwarzanie i przygotowanie danych do zapisu</text:p>
            </text:list-item>
          </text:list>
        </text:list-item>
        <text:list-item>
          <text:p text:style-name="P1"><text:span text:style-name="Strong_20_Emphasis">Warstwa danych</text:span><text:line-break/>Odpowiada za trwałe przechowywanie informacji przy użyciu komponentu <text:span text:style-name="Strong_20_Emphasis">TinyDB</text:span>, który zapisuje dane lokalnie w pamięci urządzenia</text:p>
        </text:list-item>
      </text:list>
      <text:h text:style-name="Heading_20_3" text:outline-level="3"><text:span text:style-name="Strong_20_Emphasis">1.2. Integracja sensorów</text:span></text:h>
      <text:p text:style-name="Text_20_body">Aplikacja wykorzystuje dwa główne źródła danych:</text:p>
      <text:h text:style-name="Heading_20_4" text:outline-level="4"><text:span text:style-name="Strong_20_Emphasis">Sensor GPS</text:span></text:h>
      <text:p text:style-name="P9"><text:span text:style-name="T1">Jest </text:span><text:span text:style-name="T4">r</text:span>ealizowany za pomocą komponentu <text:span text:style-name="Strong_20_Emphasis">LocationSensor</text:span><text:span text:style-name="Strong_20_Emphasis"><text:span text:style-name="T2">. </text:span></text:span><text:span text:style-name="Strong_20_Emphasis"><text:span text:style-name="T3">Od</text:span></text:span>biera <text:span text:style-name="T1">on </text:span>aktualne współrzędne geograficzne <text:span text:style-name="T1">oraz wyznacza ich dokładność. </text:span>Dane są aktualizowane cyklicznie. Dokładność pomiaru <text:span text:style-name="T1">lokalizacji jest silnie zależna od środowiska w jakim jest używana aplikacja. </text:span><text:span text:style-name="T4">Wynosi ona do około 2m. Utrudnione warunki otoczenia mogą ją zmniejszać.</text:span></text:p>
      <text:h text:style-name="Heading_20_4" text:outline-level="4"><text:span text:style-name="Strong_20_Emphasis">Krokomierz (Pedometer)</text:span></text:h>
      <text:p text:style-name="P9">Wykorzystuje komponent <text:span text:style-name="Strong_20_Emphasis">Pedometer</text:span>, który bazuje na danych z akcelerometru urządzenia. <text:span text:style-name="T4">Wykrywa on a</text:span>utomatycznie <text:span text:style-name="T4">ruch urządzenia użytkownika i zamienia je na kroki</text:span>. Liczba kroków jest zliczana od momentu naciśnięcia przycisku <text:span text:style-name="Emphasis"><text:span text:style-name="T4">Zmierz kroki</text:span></text:span> do momentu naciśnięcia <text:span text:style-name="Emphasis">Zatrzymaj pomiar</text:span>.</text:p>
      <text:h text:style-name="Heading_20_3" text:outline-level="3"><text:span text:style-name="Strong_20_Emphasis">1.3. Przepływ danych w aplikacji</text:span></text:h>
      <text:p text:style-name="Text_20_body">Proces działania aplikacji przebiega według następującego schematu:</text:p>
      <text:list xml:id="list1321604247" text:style-name="L4">
        <text:list-item>
          <text:p text:style-name="P4"><text:span text:style-name="Strong_20_Emphasis">Uruchomienie aplikacji</text:span> </text:p>
          <text:list>
            <text:list-item>
              <text:p text:style-name="P4">Inicjalizacja komponent<text:span text:style-name="T4">u</text:span> bazy danych (TinyDB), <text:span text:style-name="T4">zegara, krokomierza oraz sensora GPS<text:line-break/></text:span></text:p>
            </text:list-item>
          </text:list>
        </text:list-item>
        <text:list-item>
          <text:p text:style-name="P5"><text:soft-page-break/><text:span text:style-name="Strong_20_Emphasis">Rozpoczęcie pomiaru </text:span><text:span text:style-name="Strong_20_Emphasis"><text:span text:style-name="T4">kroków</text:span></text:span></text:p>
          <text:list>
            <text:list-item>
              <text:p text:style-name="P4">Aktywacja <text:span text:style-name="T5">krokomierza</text:span></text:p>
            </text:list-item>
          </text:list>
        </text:list-item>
        <text:list-item>
          <text:p text:style-name="P4"><text:span text:style-name="Strong_20_Emphasis">Zbieranie danych</text:span></text:p>
        </text:list-item>
      </text:list>
      <text:list text:style-name="L17">
        <text:list-item>
          <text:list>
            <text:list-item>
              <text:p text:style-name="P10"><text:span text:style-name="T4">Z</text:span>licza<text:span text:style-name="T4">nie</text:span> krok<text:span text:style-name="T4">ów</text:span> użytkownika</text:p>
            </text:list-item>
          </text:list>
        </text:list-item>
      </text:list>
      <text:list text:style-name="L18">
        <text:list-item>
          <text:list>
            <text:list-item>
              <text:p text:style-name="P11">Dane są przechowywane tymczasowo w pamięci aplikacji</text:p>
            </text:list-item>
          </text:list>
        </text:list-item>
      </text:list>
      <text:list text:continue-list="list1321604247" text:style-name="L4">
        <text:list-item>
          <text:p text:style-name="P4"><text:span text:style-name="Strong_20_Emphasis">Zatrzymanie pomiaru</text:span></text:p>
          <text:list>
            <text:list-item>
              <text:p text:style-name="P4">Zatrzymanie <text:span text:style-name="T5">krokomierza</text:span></text:p>
            </text:list-item>
            <text:list-item>
              <text:p text:style-name="P4">Pobranie końcowej liczby kroków i ostatniej lokalizacji</text:p>
            </text:list-item>
            <text:list-item>
              <text:p text:style-name="P4">Utworzenie rekordu zawierającego: datę i godzinę, współrzędne GPS <text:span text:style-name="T5">oraz </text:span>liczbę kroków</text:p>
            </text:list-item>
          </text:list>
        </text:list-item>
        <text:list-item>
          <text:p text:style-name="P4"><text:span text:style-name="Strong_20_Emphasis">Zapis danych</text:span></text:p>
          <text:list>
            <text:list-item>
              <text:p text:style-name="P4">Rekord zostaje zapisany w lokalnej bazie danych <text:span text:style-name="Strong_20_Emphasis">TinyDB</text:span>.</text:p>
            </text:list-item>
            <text:list-item>
              <text:p text:style-name="P4">Dane są przechowywane w postaci listy</text:p>
            </text:list-item>
          </text:list>
        </text:list-item>
        <text:list-item>
          <text:p text:style-name="P4"><text:span text:style-name="Strong_20_Emphasis">Wyświetlanie dziennika</text:span></text:p>
          <text:list>
            <text:list-item>
              <text:p text:style-name="P4">Użytkownik może przeglądać historię <text:span text:style-name="T5">pomiarów</text:span></text:p>
            </text:list-item>
            <text:list-item>
              <text:p text:style-name="P4">Każdy wpis zawiera:</text:p>
              <text:list>
                <text:list-item>
                  <text:p text:style-name="P4">datę i czas,</text:p>
                </text:list-item>
                <text:list-item>
                  <text:p text:style-name="P4">lokalizację,</text:p>
                </text:list-item>
                <text:list-item>
                  <text:p text:style-name="P3">liczbę kroków.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1.4. Logika działania aplikacji</text:span></text:h>
      <text:p text:style-name="Text_20_body">Logika aplikacji opiera się na prostym modelu stanowym:</text:p>
      <text:list text:style-name="L5">
        <text:list-item>
          <text:p text:style-name="P6"><text:span text:style-name="Strong_20_Emphasis">Stan nieaktywny</text:span> </text:p>
          <text:list>
            <text:list-item>
              <text:p text:style-name="P6">brak pomiaru,</text:p>
            </text:list-item>
            <text:list-item>
              <text:p text:style-name="P6">możliwość przeglądania danych.</text:p>
            </text:list-item>
          </text:list>
        </text:list-item>
        <text:list-item>
          <text:p text:style-name="P6"><text:span text:style-name="Strong_20_Emphasis">Stan aktywny</text:span> </text:p>
          <text:list>
            <text:list-item>
              <text:p text:style-name="P6">pomiar kroków i lokalizacji,</text:p>
            </text:list-item>
          </text:list>
        </text:list-item>
      </text:list>
      <text:p text:style-name="Text_20_body">Przejścia między stanami są realizowane przez akcje użytkownika.</text:p>
      <text:h text:style-name="Heading_20_3" text:outline-level="3"><text:span text:style-name="Strong_20_Emphasis">1.5. Przechowywanie danych</text:span></text:h>
      <text:p text:style-name="Text_20_body">Dane są zapisywane lokalnie przy użyciu komponentu TinyDB:</text:p>
      <text:list text:style-name="L6">
        <text:list-item>
          <text:p text:style-name="P8">brak konieczności połączenia z internetem,</text:p>
        </text:list-item>
        <text:list-item>
          <text:p text:style-name="P8">szybki dostęp do danych,</text:p>
        </text:list-item>
        <text:list-item>
          <text:p text:style-name="P7">trwałość zapisów między uruchomieniami aplik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1T15:02:13.887000000</meta:creation-date>
    <dc:date>2026-04-01T15:42:27.820000000</dc:date>
    <meta:editing-duration>PT14M5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51" meta:word-count="407" meta:character-count="2973" meta:non-whitespace-character-count="2647"/>
  </office:meta>
</office:document-meta>
</file>